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EP AND THE SHEPHERD (80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HEEP AND THE SHEPHERD (80:1-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Listen to us (8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 not be angry with us (80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Redeem your people (80:3, 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8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SHEEP AND THE SHEPHERD (80:1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VINE AND THE VINEYARD OWNER (80:8-1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VINE AND THE VINEYARD OWNER (80:8-16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he past vine (80:8-11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st vine (80:8-11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It is brought out of Egypt as a tender vine (80: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is brought into Canaan, where it flourishes (80:8-1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VINE AND THE VINEYARD OWNER (80:8-16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st vine (80:8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esent vine (80:12-13, 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uture vine (80:14-1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0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HEEP AND THE SHEPHERD (80:1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VINE AND THE VINEYARD OWNER (80:8-1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SINNERS AND THE SAVIOR (80:17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SINNERS AND THE SAVIOR (80:17-1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person (80: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lea (80:18-1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HEEP AND THE SHEPHERD (80:1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VINE AND THE VINEYARD OWNER (80:8-16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NNERS AND THE SAVIOR (80:17-1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0 </dc:title>
    <meta:initial-creator>David STRICKLAND</meta:initial-creator>
    <dc:creator>David STRICKLAND</dc:creator>
    <meta:creation-date>2020-02-23T23:19:55Z</meta:creation-date>
    <dc:date>2020-02-23T23:19:56Z</dc:date>
    <meta:template xlink:href="BibleStudy" xlink:type="simple"/>
    <meta:editing-cycles>1</meta:editing-cycles>
    <meta:editing-duration>PT0S</meta:editing-duration>
    <meta:document-statistic meta:paragraph-count="29" meta:word-count="219"/>
  </office:meta>
</office:document-meta>
</file>